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2" style:family="paragraph" style:parent-style-name="Table_20_Contents">
      <style:paragraph-properties fo:text-align="justify" style:justify-single-word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e95a7"/>
    </style:style>
    <style:style style:name="T9" style:family="text">
      <style:text-properties officeooo:rsid="002ef9dd"/>
    </style:style>
    <style:style style:name="T10" style:family="text">
      <style:text-properties officeooo:rsid="004e5167"/>
    </style:style>
    <style:style style:name="T11" style:family="text">
      <style:text-properties officeooo:rsid="005a589a"/>
    </style:style>
    <style:style style:name="T12" style:family="text">
      <style:text-properties officeooo:rsid="005c57c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placeholder text:placeholder-type="text">&lt;if test="data.get('supplier', False)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50">Progressivo</text:p>
          </table:table-cell>
          <table:table-cell table:style-name="Tabella1.A1" office:value-type="string">
            <text:p text:style-name="P50">Data</text:p>
          </table:table-cell>
          <table:table-cell table:style-name="Tabella1.A1" table:number-columns-spanned="3" office:value-type="string">
            <text:p text:style-name="P50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50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2"><text:placeholder text:placeholder-type="text">&lt;o.ref&gt;</text:placeholder></text:p>
          </table:table-cell>
          <table:table-cell table:style-name="Tabella1.B2" office:value-type="string">
            <text:p text:style-name="P12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51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51">Origin<text:span text:style-name="T9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5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6">Prodotto / <text:span text:style-name="T11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1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5"><text:placeholder text:placeholder-type="text">&lt;o.lot_id.product_id.name if o.lot_id.product_id else ''&gt;</text:placeholder> <text:span text:style-name="T12">[Lotto n. </text:span><text:placeholder text:placeholder-type="text">&lt;o.label_lot or ''&gt;</text:placeholder><text:span text:style-name="T12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1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2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3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4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1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0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49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6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60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5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5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5">Protocollo</text:p>
          </table:table-cell>
          <table:covered-table-cell/>
          <table:table-cell table:style-name="Tabella1.I23" office:value-type="string">
            <text:p text:style-name="P35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0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5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5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5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5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1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12" table:number-columns-spanned="9" office:value-type="string">
            <text:p text:style-name="P1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9"><text:placeholder text:placeholder-type="text">&lt;/if&gt;</text:placeholder></text:p>
      <text:p text:style-name="P39"/>
      <text:p text:style-name="P40"><text:soft-page-break/><text:placeholder text:placeholder-type="text">&lt;if test="not data.get('supplier', False)"&gt;</text:placeholder></text:p>
      <text:p text:style-name="P3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1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0">Progressivo</text:p>
          </table:table-cell>
          <table:table-cell table:style-name="Tabella4.A2" office:value-type="string">
            <text:p text:style-name="P53">Data</text:p>
          </table:table-cell>
          <table:table-cell table:style-name="Tabella4.A2" table:number-columns-spanned="2" office:value-type="string">
            <text:p text:style-name="P53">Fornitore</text:p>
          </table:table-cell>
          <table:covered-table-cell/>
          <table:table-cell table:style-name="Tabella4.E2" table:number-columns-spanned="2" office:value-type="string">
            <text:p text:style-name="P53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1">Tipo</text:p>
          </table:table-cell>
          <table:covered-table-cell/>
          <table:table-cell table:style-name="Tabella4.E2" table:number-columns-spanned="4" office:value-type="string">
            <text:p text:style-name="P53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6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7">Quantità <text:span text:style-name="T10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4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0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1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2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52"/>
          </table:table-cell>
          <table:table-cell table:style-name="Tabella4.A2" table:number-columns-spanned="2" office:value-type="string">
            <text:p text:style-name="P54">Lotto etichetta</text:p>
          </table:table-cell>
          <table:covered-table-cell/>
          <table:table-cell table:style-name="Tabella4.A2" table:number-columns-spanned="2" office:value-type="string">
            <text:p text:style-name="P55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3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4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4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3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2">Quantità</text:p>
          </table:table-cell>
        </table:table-row>
        <table:table-row>
          <table:table-cell table:style-name="Tabella4.A20" table:number-columns-spanned="6" office:value-type="string">
            <text:p text:style-name="P30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7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48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4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60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5">Tipo</text:p>
          </table:table-cell>
          <table:table-cell table:style-name="Tabella4.A27" office:value-type="string">
            <text:p text:style-name="P35">Descrizione interna</text:p>
          </table:table-cell>
          <table:table-cell table:style-name="Tabella4.A27" table:number-columns-spanned="2" office:value-type="string">
            <text:p text:style-name="P35">Protocollo</text:p>
          </table:table-cell>
          <table:covered-table-cell/>
          <table:table-cell table:style-name="Tabella4.E27" table:number-columns-spanned="2" office:value-type="string">
            <text:p text:style-name="P35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0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5"><text:placeholder text:placeholder-type="text">&lt;l.type_id.name if l.type_id else ''&gt;</text:placeholder></text:p>
          </table:table-cell>
          <table:table-cell table:style-name="Tabella4.B29" office:value-type="string">
            <text:p text:style-name="P45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5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5"><text:placeholder text:placeholder-type="text">&lt;formatLang(l.prot_date, date=True) if l.prot_date else ''&gt;</text:placeholder></text:p>
          </table:table-cell>
          <table:covered-table-cell/>
        </table:table-row>
        <table:table-row>
          <table:table-cell table:style-name="Tabella4.A30" table:number-columns-spanned="6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E2" table:number-columns-spanned="6" office:value-type="string">
            <text:p text:style-name="P21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1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5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1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1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38"/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8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Ufficio Qualità</text:p>
        <text:p text:style-name="MP8"><draw:frame draw:style-name="Mfr3" draw:name="image: asimage(o.claim_id.reference_user_id.signature_image if o.claim_id else '')" text:anchor-type="as-char" svg:height="0.499cm" draw:z-index="7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1T18:42:34.713238763</dc:date>
    <meta:editing-duration>P1DT17H53M47S</meta:editing-duration>
    <meta:editing-cycles>465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02" meta:word-count="361" meta:character-count="2910" meta:non-whitespace-character-count="2607"/>
    <meta:user-defined meta:name="Info 1"/>
    <meta:user-defined meta:name="Info 2"/>
    <meta:user-defined meta:name="Info 3"/>
    <meta:user-defined meta:name="Info 4"/>
  </office:meta>
</office:document-meta>
</file>